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4.1307in"/>
    </style:style>
    <style:style style:name="co5" style:family="table-column">
      <style:table-column-properties fo:break-before="auto" style:column-width="1.1728in"/>
    </style:style>
    <style:style style:name="co6" style:family="table-column">
      <style:table-column-properties fo:break-before="auto" style:column-width="0.7252in"/>
    </style:style>
    <style:style style:name="co7" style:family="table-column">
      <style:table-column-properties fo:break-before="auto" style:column-width="1.0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Base Stats</text:p>
          </table:table-cell>
          <table:table-cell table:style-name="ce1" office:value-type="string">
            <text:p>Weaknesses</text:p>
          </table:table-cell>
          <table:table-cell table:style-name="ce1" office:value-type="string">
            <text:p>Resistances</text:p>
          </table:table-cell>
          <table:table-cell table:style-name="ce1" office:value-type="string">
            <text:p>Attack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Wind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<text:s/>Bat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hosts / Ghoul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ryphon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arpy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Earth</text:p>
          </table:table-cell>
          <table:table-cell office:value-type="string">
            <text:p>Resistant to water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Water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lime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iren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erfolk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Kraken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wind</text:p>
          </table:table-cell>
          <table:table-cell office:value-type="string">
            <text:p>Resisant to fire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ire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oblin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inotaur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warves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ragon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water</text:p>
          </table:table-cell>
          <table:table-cell office:value-type="string">
            <text:p>Resistant to Earth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Earth Elemental</text:p>
          </table:table-cell>
          <table:table-cell office:value-type="string">
            <text:p>Playerlevel + (srand % 1)</text:p>
          </table:table-cell>
          <table:table-cell office:value-type="string">
            <text:p>HP 10 <text:s/>| MP 20 | ATK 1 | MATK 2 | DEF 2 | MDEF 3 | SPD 1 | LUK 4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olems</text:p>
          </table:table-cell>
          <table:table-cell office:value-type="string">
            <text:p>Playerlevel + (srand % 2)</text:p>
          </table:table-cell>
          <table:table-cell office:value-type="string">
            <text:p>HP 15 | MP 0 | ATK 2 | MATK 0 | DEF 2 | MDEF 4 | SPD 2 | LUK 3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Elves</text:p>
          </table:table-cell>
          <table:table-cell office:value-type="string">
            <text:p>Playerlevel + (srand % 3)</text:p>
          </table:table-cell>
          <table:table-cell office:value-type="string">
            <text:p>HP 13 | MP 20 | ATK 2 | MATK 3 | DEF 1 | MDEF 2 | SPD 3 | LUK 2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Centaurs</text:p>
          </table:table-cell>
          <table:table-cell office:value-type="string">
            <text:p>Playerlevel + (srand % 4)</text:p>
          </table:table-cell>
          <table:table-cell office:value-type="string">
            <text:p>HP 17 | MP 20 | ATK 2 | MATK 2 | DEF 2 | MDEF 2 | SPD 4 | LUK 1 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iant Ent</text:p>
          </table:table-cell>
          <table:table-cell office:value-type="string">
            <text:p>Playerlevel + (srand % 5) +1</text:p>
          </table:table-cell>
          <table:table-cell office:value-type="string">
            <text:p>HP 20 | MP 25 | ATK 3 | MATK 3 | DEF 1 | MDEF 1 | SPD 4 | LUK 4</text:p>
          </table:table-cell>
          <table:table-cell office:value-type="string">
            <text:p>weak to fire</text:p>
          </table:table-cell>
          <table:table-cell office:value-type="string">
            <text:p>Resistant to wind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Wraith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Abomination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>
            <text:p>Undead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Behemoth</text:p>
          </table:table-cell>
          <table:table-cell office:value-type="string">
            <text:p>Playerlevel + (srand % 3)</text:p>
          </table:table-cell>
          <table:table-cell office:value-type="string">
            <text:p>HP 18 | MP 23 | ATK 3 | MATK 3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Historic Knight</text:p>
          </table:table-cell>
          <table:table-cell office:value-type="string">
            <text:p>Playerlevel + (srand % 5) +2</text:p>
          </table:table-cell>
          <table:table-cell office:value-type="string">
            <text:p>HP 25 | MP 10 | ATK 4 | MATK 4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Galactic Knight</text:p>
          </table:table-cell>
          <table:table-cell office:value-type="string">
            <text:p>Playerlevel + (srand % 5) +2</text:p>
          </table:table-cell>
          <table:table-cell office:value-type="string">
            <text:p>HP 25 | MP 10 | ATK 4 | MATK 4 | DEF 2 | MDEF 2 | SPD 4 | LUK 4</text:p>
          </table:table-cell>
          <table:table-cell table:number-columns-repeated="2" office:value-type="string">
            <text:p>N/A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Time Mage</text:p>
          </table:table-cell>
          <table:table-cell office:value-type="string">
            <text:p>Playerlevel + (srand % 5) +4</text:p>
          </table:table-cell>
          <table:table-cell office:value-type="string">
            <text:p>HP 20 | MP 30 | ATK 2 | MATK 2 | DEF 4 | MDEF 4 | SPD 4 | LUK 4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>
            <text:p>Spacial Mage</text:p>
          </table:table-cell>
          <table:table-cell office:value-type="string">
            <text:p>Playerlevel + (srand % 5) +4</text:p>
          </table:table-cell>
          <table:table-cell office:value-type="string">
            <text:p>HP 20 | MP 30 | ATK 2 | MATK 2 | DEF 4 | MDEF 4 | SPD 4 | LUK 4</text:p>
          </table:table-cell>
          <table:table-cell table:number-columns-repeated="2" office:value-type="string">
            <text:p>N/A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Vampire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Werewolf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ad Programmer</text:p>
          </table:table-cell>
          <table:table-cell office:value-type="string">
            <text:p>Playerlevel + (srand % 3)</text:p>
          </table:table-cell>
          <table:table-cell office:value-type="string">
            <text:p>HP 20 | MP 25 | ATK 3 | MATK 3 | DEF 1 | MDEF 1 | SPD 4 | LUK 4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5:27:42.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4T11:24:55</meta:creation-date>
    <dc:date>2013-05-02T22:06:34.20</dc:date>
    <meta:editing-duration>PT16M8S</meta:editing-duration>
    <meta:editing-cycles>4</meta:editing-cycles>
    <meta:generator>LibreOffice/4.0.2.2$Windows_x86 LibreOffice_project/4c82dcdd6efcd48b1d8bba66bfe1989deee49c3</meta:generator>
    <meta:document-statistic meta:table-count="1" meta:cell-count="192" meta:object-count="0"/>
  </office:meta>
</office:document-meta>
</file>